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officeooo:paragraph-rsid="004e7e54"/>
    </style:style>
    <style:style style:name="P3" style:family="paragraph" style:parent-style-name="Heading_20_1">
      <style:paragraph-properties fo:line-height="150%"/>
      <style:text-properties style:font-name="Liberation Sans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bold" officeooo:rsid="004e7e54" officeooo:paragraph-rsid="004e7e54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bold" officeooo:rsid="00516cc4" officeooo:paragraph-rsid="0055e43a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3df57" officeooo:paragraph-rsid="00570ece" style:font-name-asian="Noto Serif CJK SC" style:font-size-asian="14pt" style:font-weight-asian="normal" style:font-name-complex="FreeSans1" style:font-size-complex="14pt" style:font-weight-complex="normal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3df57" officeooo:paragraph-rsid="005c0bef" style:font-name-asian="Noto Serif CJK SC" style:font-size-asian="14pt" style:font-weight-asian="normal" style:font-name-complex="FreeSans1" style:font-size-complex="14pt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59b8f" officeooo:paragraph-rsid="00559b8f" style:font-name-asian="Noto Serif CJK SC" style:font-size-asian="14pt" style:font-weight-asian="normal" style:font-name-complex="FreeSans1" style:font-size-complex="14pt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59b8f" officeooo:paragraph-rsid="0055e43a" style:font-name-asian="Noto Serif CJK SC" style:font-size-asian="14pt" style:font-weight-asian="normal" style:font-name-complex="FreeSans1" style:font-size-complex="14pt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af8d8" officeooo:paragraph-rsid="005af8d8" style:font-name-asian="Noto Serif CJK SC" style:font-size-asian="14pt" style:font-weight-asian="normal" style:font-name-complex="FreeSans1" style:font-size-complex="14pt" style:font-weight-complex="normal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5e43a" officeooo:paragraph-rsid="00559b8f" style:font-name-asian="Noto Serif CJK SC" style:font-size-asian="14pt" style:font-weight-asian="normal" style:font-name-complex="FreeSans1" style:font-size-complex="14pt" style:font-weight-complex="normal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fo:font-weight="bold" officeooo:rsid="005c0bef" officeooo:paragraph-rsid="005c0bef" style:font-weight-asian="bold" style:font-weight-complex="bold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fo:font-weight="bold" officeooo:rsid="00559b8f" officeooo:paragraph-rsid="005acb49" style:font-weight-asian="bold" style:font-weight-complex="bold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fo:font-weight="bold" officeooo:rsid="005af8d8" officeooo:paragraph-rsid="005af8d8" style:font-weight-asian="bold" style:font-weight-complex="bold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officeooo:rsid="00559b8f" officeooo:paragraph-rsid="00559b8f"/>
    </style:style>
    <style:style style:name="T1" style:family="text">
      <style:text-properties officeooo:rsid="00516cc4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4ce2e4"/>
    </style:style>
    <style:style style:name="T5" style:family="text">
      <style:text-properties officeooo:rsid="004e345b"/>
    </style:style>
    <style:style style:name="T6" style:family="text">
      <style:text-properties officeooo:rsid="00570ece"/>
    </style:style>
    <style:style style:name="T7" style:family="text">
      <style:text-properties officeooo:rsid="0053df57"/>
    </style:style>
    <style:style style:name="T8" style:family="text">
      <style:text-properties officeooo:rsid="0041a84b"/>
    </style:style>
    <style:style style:name="T9" style:family="text">
      <style:text-properties fo:font-size="14pt" fo:font-weight="bold" officeooo:rsid="00448b24" style:font-name-asian="Liberation Serif" style:font-size-asian="14pt" style:font-weight-asian="bold" style:font-name-complex="Liberation Serif" style:font-size-complex="14pt" style:font-weight-complex="bold"/>
    </style:style>
    <style:style style:name="T10" style:family="text">
      <style:text-properties fo:font-size="14pt" fo:font-weight="bold" officeooo:rsid="0041a84b" style:font-name-asian="Liberation Serif" style:font-size-asian="14pt" style:font-weight-asian="bold" style:font-name-complex="Liberation Serif" style:font-size-complex="14pt" style:font-weight-complex="bold"/>
    </style:style>
    <style:style style:name="T11" style:family="text">
      <style:text-properties fo:font-size="14pt" fo:font-weight="normal" officeooo:rsid="0041a84b" style:font-name-asian="Liberation Serif" style:font-size-asian="14pt" style:font-weight-asian="normal" style:font-name-complex="Liberation Serif" style:font-size-complex="14pt" style:font-weight-complex="normal"/>
    </style:style>
    <style:style style:name="T12" style:family="text">
      <style:text-properties fo:font-size="14pt" fo:font-weight="normal" officeooo:rsid="00570ece" style:font-name-asian="Liberation Serif" style:font-size-asian="14pt" style:font-weight-asian="normal" style:font-name-complex="Liberation Serif" style:font-size-complex="14pt" style:font-weight-complex="normal"/>
    </style:style>
    <style:style style:name="T13" style:family="text">
      <style:text-properties style:font-name="Liberation Sans" fo:font-size="14pt" fo:font-weight="bold" style:font-name-asian="Noto Serif CJK SC" style:font-size-asian="14pt" style:font-weight-asian="bold" style:font-name-complex="FreeSans1" style:font-size-complex="14pt" style:font-weight-complex="bold"/>
    </style:style>
    <style:style style:name="T14" style:family="text">
      <style:text-properties style:font-name="Liberation Sans" fo:font-size="14pt" fo:font-weight="normal" style:font-name-asian="Noto Serif CJK SC" style:font-size-asian="14pt" style:font-weight-asian="normal" style:font-name-complex="FreeSans1" style:font-size-complex="14pt" style:font-weight-complex="normal"/>
    </style:style>
    <style:style style:name="T15" style:family="text">
      <style:text-properties style:font-name="Liberation Sans" fo:font-size="14pt" fo:font-weight="normal" officeooo:rsid="0055e43a" style:font-name-asian="Noto Serif CJK SC" style:font-size-asian="14pt" style:font-weight-asian="normal" style:font-name-complex="FreeSans1" style:font-size-complex="14pt" style:font-weight-complex="normal"/>
    </style:style>
    <style:style style:name="T16" style:family="text">
      <style:text-properties style:font-name="Liberation Sans" fo:font-size="14pt" fo:font-weight="normal" officeooo:rsid="00570ece" style:font-name-asian="Noto Serif CJK SC" style:font-size-asian="14pt" style:font-weight-asian="normal" style:font-name-complex="FreeSans1" style:font-size-complex="14pt" style:font-weight-complex="normal"/>
    </style:style>
    <style:style style:name="T17" style:family="text">
      <style:text-properties style:font-name="Liberation Sans" fo:font-size="14pt" fo:font-weight="normal" officeooo:rsid="0058f4fb" style:font-name-asian="Noto Serif CJK SC" style:font-size-asian="14pt" style:font-weight-asian="normal" style:font-name-complex="FreeSans1" style:font-size-complex="14pt" style:font-weight-complex="normal"/>
    </style:style>
    <style:style style:name="T18" style:family="text">
      <style:text-properties style:font-name="Liberation Sans" fo:font-size="14pt" fo:font-weight="normal" officeooo:rsid="005acb49" style:font-name-asian="Noto Serif CJK SC" style:font-size-asian="14pt" style:font-weight-asian="normal" style:font-name-complex="FreeSans1" style:font-size-complex="14pt" style:font-weight-complex="normal"/>
    </style:style>
    <style:style style:name="T19" style:family="text">
      <style:text-properties style:font-name="Liberation Sans" fo:font-size="14pt" fo:font-weight="normal" officeooo:rsid="005af8d8" style:font-name-asian="Noto Serif CJK SC" style:font-size-asian="14pt" style:font-weight-asian="normal" style:font-name-complex="FreeSans1" style:font-size-complex="14pt" style:font-weight-complex="normal"/>
    </style:style>
    <style:style style:name="T20" style:family="text">
      <style:text-properties style:font-name="Liberation Sans" fo:font-size="14pt" fo:font-weight="normal" officeooo:rsid="005c0bef" style:font-name-asian="Noto Serif CJK SC" style:font-size-asian="14pt" style:font-weight-asian="normal" style:font-name-complex="FreeSans1" style:font-size-complex="14pt" style:font-weight-complex="normal"/>
    </style:style>
    <style:style style:name="T21" style:family="text">
      <style:text-properties style:font-name="Liberation Sans" fo:font-size="14pt" style:font-name-asian="Noto Serif CJK SC" style:font-size-asian="14pt" style:font-name-complex="FreeSans1" style:font-size-complex="14pt"/>
    </style:style>
    <style:style style:name="T22" style:family="text">
      <style:text-properties style:font-name="Liberation Sans" fo:font-size="14pt" officeooo:rsid="0053df57" style:font-name-asian="Noto Serif CJK SC" style:font-size-asian="14pt" style:font-name-complex="FreeSans1" style:font-size-complex="14pt"/>
    </style:style>
    <style:style style:name="T23" style:family="text">
      <style:text-properties officeooo:rsid="00559b8f" style:font-name-asian="Noto Serif CJK SC" style:font-name-complex="FreeSans1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516cc4" style:font-weight-asian="normal" style:font-weight-complex="normal"/>
    </style:style>
    <style:style style:name="T26" style:family="text">
      <style:text-properties fo:font-weight="normal" officeooo:rsid="005c0bef" style:font-weight-asian="normal" style:font-weight-complex="normal"/>
    </style:style>
    <style:style style:name="T27" style:family="text">
      <style:text-properties fo:font-weight="normal" officeooo:rsid="005248d2" style:font-name-asian="Noto Serif CJK SC" style:font-weight-asian="normal" style:font-name-complex="FreeSans1" style:font-weight-complex="normal"/>
    </style:style>
    <style:style style:name="T28" style:family="text">
      <style:text-properties fo:font-weight="normal" officeooo:rsid="00559b8f" style:font-name-asian="Noto Serif CJK SC" style:font-weight-asian="normal" style:font-name-complex="FreeSans1" style:font-weight-complex="normal"/>
    </style:style>
    <style:style style:name="T29" style:family="text">
      <style:text-properties officeooo:rsid="005c0be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Objectif</text:span><text:span text:style-name="T9">s</text:span><text:span text:style-name="T11"> : </text:span><text:span text:style-name="T12">Additionner des nombres relatifs</text:span></text:p>
      <text:h text:style-name="P3" text:outline-level="1">Déroulé</text:h>
      <text:list xml:id="list3445986850" text:style-name="L1">
        <text:list-item>
          <text:p text:style-name="P4">Questions flash<text:span text:style-name="T24"> </text:span><text:span text:style-name="T25">(</text:span><text:span text:style-name="T26">5</text:span><text:span text:style-name="T25"> min)</text:span></text:p>
          <text:p text:style-name="P6"><draw:frame draw:style-name="fr1" draw:name="Object2" text:anchor-type="as-char" svg:y="-0.2827in" svg:width="4.2264in" svg:height="0.4543in" draw:z-index="0"><draw:object xlink:href="./Object 2" xlink:type="simple" xlink:show="embed" xlink:actuate="onLoad"/><draw:image xlink:href="./ObjectReplacements/Object 2" xlink:type="simple" xlink:show="embed" xlink:actuate="onLoad"/></draw:frame></text:p>
          <text:p text:style-name="P7"/>
        </text:list-item>
        <text:list-item>
          <text:p text:style-name="P12"><text:span text:style-name="T22">C</text:span><text:span text:style-name="T21">orrection TaF</text:span><text:span text:style-name="T14"> (5 min) : </text:span><text:span text:style-name="T15">ex 20 p. 59</text:span></text:p>
          <text:list>
            <text:list-header>
              <text:p text:style-name="P8"/>
            </text:list-header>
          </text:list>
        </text:list-item>
        <text:list-item>
          <text:p text:style-name="P13"><text:span text:style-name="T21">Activité </text:span><text:span text:style-name="T16">addition</text:span><text:span text:style-name="T14"> de quotients (</text:span><text:span text:style-name="T20">3</text:span><text:span text:style-name="T14">0 min) – </text:span><text:span text:style-name="T17">en binôme.</text:span></text:p>
          <text:list>
            <text:list-item>
              <text:p text:style-name="P13"><text:span text:style-name="T18">D</text:span><text:span text:style-name="T14">essine</text:span><text:span text:style-name="T18">r</text:span><text:span text:style-name="T14"> </text:span><text:span text:style-name="T16">deux</text:span><text:span text:style-name="T14"> carrés de </text:span><text:span text:style-name="T16">10 cm de côté </text:span><text:span text:style-name="T18">sur une copie</text:span><text:span text:style-name="T16">.</text:span></text:p>
            </text:list-item>
            <text:list-item>
              <text:p text:style-name="P13"><text:span text:style-name="T18">Un des deux élèves divise ses deux carrés en 100 parts égales (</text:span><text:span text:style-name="T17">quadrillage tous les 1 cm</text:span><text:span text:style-name="T18">).</text:span></text:p>
              <text:p text:style-name="P13"><text:span text:style-name="T18">Le deuxième élève les divise en 25 parts égales (</text:span><text:span text:style-name="T17">quadrillage tous les </text:span><text:span text:style-name="T18">2</text:span><text:span text:style-name="T17"> cm</text:span><text:span text:style-name="T18">)</text:span><text:span text:style-name="T17">.</text:span></text:p>
            </text:list-item>
            <text:list-item>
              <text:p text:style-name="P13"><text:span text:style-name="T18">Chacun colorie/hachure </text:span><text:span text:style-name="T19">au maximum la moitié</text:span><text:span text:style-name="T18"> de</text:span><text:span text:style-name="T19">s</text:span><text:span text:style-name="T18"> cases </text:span><text:span text:style-name="T19">dans chacun de ses deux carrés </text:span><text:span text:style-name="T18">d’une couleur/manière différente.</text:span></text:p>
            </text:list-item>
            <text:list-item>
              <text:p text:style-name="P13"><text:span text:style-name="T18">Chaque élève découpe toutes les parts d’un seul de ses deux carrés</text:span><text:span text:style-name="T17"> </text:span><text:span text:style-name="T18">et donne les cases coloriées à son voisin.</text:span></text:p>
            </text:list-item>
            <text:list-item>
              <text:p text:style-name="P14"><text:span text:style-name="T18">C</text:span><text:span text:style-name="T14">haque élève ajoute les parts reçues de son voisin à son carré non-découpé.</text:span></text:p>
            </text:list-item>
            <text:list-item>
              <text:p text:style-name="P10">Quelle fraction représente les cases colorées/hachurées sur le carré non-découpé ? (celles que vous aviez colorié et celles données par votre voisin et ajoutées au carré)</text:p>
            </text:list-item>
          </text:list>
          <text:p text:style-name="P8"/>
        </text:list-item>
        <text:list-item>
          <text:p text:style-name="P15"><text:span text:style-name="T13">Institutionnalisation</text:span><text:span text:style-name="T14"> </text:span><text:span text:style-name="T20">addition</text:span><text:span text:style-name="T14"> de quotients </text:span><text:span text:style-name="T15">(15 min)</text:span></text:p>
          <text:p text:style-name="P11"/>
        </text:list-item>
        <text:list-item>
          <text:p text:style-name="P5"><text:span text:style-name="T23">TaF</text:span></text:p>
          <text:list>
            <text:list-item>
              <text:p text:style-name="P9">ex <text:span text:style-name="T29">44 et 45</text:span> p. 5<text:span text:style-name="T29">9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date-style style:name="N129">
      <number:day number:calendar="jewish"/>
      <number:text> </number:text>
      <number:month number:calendar="jewish" number:style="long" number:textual="true"/>
    </number:date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9">
      <number:month number:calendar="jewish" number:style="long" number:textual="true"/>
      <number:text> </number:text>
      <number:day number:calendar="jewish"/>
    </number:date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12"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14P0" style:volatile="true">
      <number:number number:decimal-places="2" number:min-decimal-places="2" number:min-integer-digits="1" number:grouping="true"/>
      <number:text> </number:text>
    </number:number-style>
    <number:number-style style:name="N11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currency-style style:name="N11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6P0"/>
    </number:currency-style>
    <number:date-style style:name="N11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3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officeooo:rsid="00516cc4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4ce2e4"/>
    </style:style>
    <style:style style:name="MT5" style:family="text">
      <style:text-properties officeooo:rsid="004e345b"/>
    </style:style>
    <style:style style:name="MT6" style:family="text">
      <style:text-properties officeooo:rsid="00570ece"/>
    </style:style>
    <style:style style:name="MT7" style:family="text">
      <style:text-properties officeooo:rsid="0053df57"/>
    </style:style>
    <style:style style:name="MT8" style:family="text">
      <style:text-properties officeooo:rsid="0041a84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1">5</text:span><text:span text:style-name="MT4"> – </text:span><text:span text:style-name="MT5">Nombres </text:span><text:span text:style-name="MT1">rationnels</text:span><text:tab/><text:span text:style-name="MT3">Séance </text:span><text:span text:style-name="MT6">4</text:span><text:span text:style-name="MT1"> (</text:span><text:span text:style-name="MT7">1</text:span><text:span text:style-name="MT1">h) </text:span><text:span text:style-name="MT8">- </text:span><text:span text:style-name="MT6">20</text:span><text:span text:style-name="MT8">/</text:span><text:span text:style-name="MT5">1</text:span><text:span text:style-name="MT1">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1-16T21:59:54.719035409</dc:date>
    <meta:editing-duration>PT10H35M58S</meta:editing-duration>
    <meta:editing-cycles>45</meta:editing-cycles>
    <meta:generator>LibreOffice/7.3.7.2$Linux_X86_64 LibreOffice_project/30$Build-2</meta:generator>
    <meta:document-statistic meta:table-count="0" meta:image-count="0" meta:object-count="1" meta:page-count="1" meta:paragraph-count="21" meta:word-count="187" meta:character-count="999" meta:non-whitespace-character-count="844"/>
  </office:meta>
</office:document-meta>
</file>

<file path=Object 2/content.xml><?xml version="1.0" encoding="utf-8"?>
<math xmlns="http://www.w3.org/1998/Math/MathML" display="block">
  <semantics>
    <mrow>
      <mrow>
        <mfrac>
          <mn>3</mn>
          <mn>2</mn>
        </mfrac>
        <mo stretchy="false">=</mo>
        <mfrac>
          <mn>...</mn>
          <mn>4</mn>
        </mfrac>
      </mrow>
      <mi>;</mi>
      <mrow>
        <mfrac>
          <mn>15</mn>
          <mn>9</mn>
        </mfrac>
        <mo stretchy="false">=</mo>
        <mfrac>
          <mn>5</mn>
          <mn>...</mn>
        </mfrac>
      </mrow>
      <mrow>
        <mrow>
          <mi>;</mi>
          <mo stretchy="false">−</mo>
          <mfrac>
            <mn>21</mn>
            <mn>14</mn>
          </mfrac>
        </mrow>
        <mo stretchy="false">=</mo>
        <mfrac>
          <mn>...</mn>
          <mn>7</mn>
        </mfrac>
      </mrow>
      <mi>;</mi>
      <mrow>
        <mfrac>
          <mn>9</mn>
          <mn>45</mn>
        </mfrac>
        <mo stretchy="false">=</mo>
        <mfrac>
          <mn>3</mn>
          <mn>...</mn>
        </mfrac>
        <mo stretchy="false">=</mo>
        <mfrac>
          <mn>...</mn>
          <mn>5</mn>
        </mfrac>
      </mrow>
      <mi>;</mi>
      <mrow>
        <mfrac>
          <mn>1</mn>
          <mn>4</mn>
        </mfrac>
        <mo stretchy="false">=</mo>
        <mfrac>
          <mn>25</mn>
          <mn>...</mn>
        </mfrac>
        <mo stretchy="false">=</mo>
        <mfrac>
          <mn>...</mn>
          <mn>10</mn>
        </mfrac>
      </mrow>
    </mrow>
    <annotation encoding="StarMath 5.0">3 over 2 = ... over 4 ; 15 over 9 = 5 over ... ; -21 over 14 = ... over 7 ; 9 over 45 = 3 over ... = ... over 5 ; 1 over 4 = 25 over ... = ... over 10</annotation>
  </semantics>
</math>
</file>